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a1a100" fo:font-size="11pt" fo:language="en" fo:country="none" fo:font-weight="bold" style:font-size-asian="11pt" style:font-weight-asian="bold" style:font-size-complex="11pt" style:font-weight-complex="bold"/>
    </style:style>
    <style:style style:name="P2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a1a100" fo:font-size="11pt" fo:language="en" fo:country="none" fo:font-weight="bold" style:font-size-asian="11pt" style:font-weight-asian="bold" style:font-size-complex="11pt" style:font-weight-complex="bold"/>
    </style:style>
    <style:style style:name="T1" style:family="text">
      <style:text-properties style:font-name="Calibri" fo:font-size="11pt" fo:language="en" fo:country="none" style:font-name-asian="Calibri" style:font-size-asian="11pt" style:font-name-complex="Calibri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=007208</text:p>
      <text:p text:style-name="P1">SEE LOG FOR "Act 6 Intermission 3 Part 2" IN GAMES FOLDER</text:p>
      <text:p text:style-name="P1">_</text:p>
      <text:p text:style-name="P1">2. MINISTRIFE: =007327</text:p>
      <text:p text:style-name="P1">HA7H 4NYW0NG 533N MY H4ML37</text:p>
      <text:p text:style-name="P1">OOOH H3YWH04 N1C3 C0THUM3 8UDDY</text:p>
      <text:p text:style-name="P1">1M 50RRY</text:p>
      <text:p text:style-name="P1">1M 50RRY PL3453 PL3453 FORG1V3 M3 4G41N</text:p>
      <text:p text:style-name="P1">S0M30N3 15 70U5H1NG M3. 7H17H N33D5 70 570P</text:p>
      <text:p text:style-name="P1">1M 50RRY</text:p>
      <text:p text:style-name="P1">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1" meta:word-count="48" meta:character-count="247"/>
    <meta:generator>OpenOffice/4.1.2$Win32 OpenOffice.org_project/412m3$Build-9782</meta:generator>
  </office:meta>
</office:document-meta>
</file>